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bb068" officeooo:paragraph-rsid="001bb06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bb068" officeooo:paragraph-rsid="001bb068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058d" officeooo:paragraph-rsid="001f058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11ed" officeooo:paragraph-rsid="002111e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style:text-underline-style="none" officeooo:rsid="001bb068" officeooo:paragraph-rsid="001bb068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c6880" officeooo:paragraph-rsid="001f058d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f058d" officeooo:paragraph-rsid="001f058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0f7c3" officeooo:paragraph-rsid="001f058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11ed" officeooo:paragraph-rsid="002111e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bold" officeooo:rsid="001c6880" officeooo:paragraph-rsid="001bb068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385c" officeooo:paragraph-rsid="0021385c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6c1e4" officeooo:paragraph-rsid="0026c1e4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492c" officeooo:paragraph-rsid="0027492c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7f5d2" officeooo:paragraph-rsid="0027f5d2" style:font-size-asian="10.5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officeooo:rsid="001c6880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0f7c3" style:font-weight-asian="normal" style:font-weight-complex="normal"/>
    </style:style>
    <style:style style:name="T6" style:family="text">
      <style:text-properties style:text-underline-style="none" fo:font-weight="normal" officeooo:rsid="002111ed" style:font-weight-asian="normal" style:font-weight-complex="normal"/>
    </style:style>
    <style:style style:name="T7" style:family="text">
      <style:text-properties style:text-underline-style="none" fo:font-weight="normal" officeooo:rsid="002307c9" style:font-weight-asian="normal" style:font-weight-complex="normal"/>
    </style:style>
    <style:style style:name="T8" style:family="text">
      <style:text-properties style:text-underline-style="none" officeooo:rsid="0020f7c3"/>
    </style:style>
    <style:style style:name="T9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positivos de red</text:p>
      <text:p text:style-name="P5"/>
      <text:p text:style-name="P2"><text:span text:style-name="T2">Host</text:span><text:span text:style-name="T1">: Dispositivos finales que utilizan los servicios de red, o son cliente</text:span><text:span text:style-name="T3">s de alguno de los servicios.</text:span></text:p>
      <text:p text:style-name="P6"/>
      <text:p text:style-name="P3"><text:span text:style-name="T3">H</text:span><text:span text:style-name="T1">ub o switch</text:span><text:span text:style-name="T4">: Son dispositivos que se utilizan para interconectar otros dispositivos en una red local o dominio de broadcast.</text:span></text:p>
      <text:p text:style-name="P7"/>
      <text:p text:style-name="P3"><text:span text:style-name="T1">Router</text:span><text:span text:style-name="T4">: Es un dispositivo que interconecta redes, enrutando el trafico de datos por la mejor ruta según el algoritmo <text:s/></text:span><text:span text:style-name="T5">utiliza</text:span><text:span text:style-name="T6">d</text:span><text:span text:style-name="T5">o.</text:span></text:p>
      <text:p text:style-name="P8"/>
      <text:p text:style-name="P4"><text:span text:style-name="T8">F</text:span><text:span text:style-name="T1">irewall</text:span><text:span text:style-name="T4">: Se utiliza para gestionar el trafico de datos utilizado reglas de admisión o prohibición de datos. Trabaja en la capa 4 del modelo OSI</text:span></text:p>
      <text:p text:style-name="P9"/>
      <text:p text:style-name="P11"><text:span text:style-name="T9">Servidores:</text:span><text:span text:style-name="T4"> Los servidores de red son software diseñados para dar servicios en la red </text:span><text:span text:style-name="T7">facilitando</text:span><text:span text:style-name="T4"> el mantenimiento y la administración. Automatizan, los </text:span><text:span text:style-name="T7">procesos</text:span><text:span text:style-name="T4"> y recopilan datos.</text:span></text:p>
      <text:p text:style-name="P11"><text:span text:style-name="T4"/></text:p>
      <text:p text:style-name="P12"><text:span text:style-name="T4">La primer direccion de IP de una red, se llama direccion de red. Y no se utiliza en ningun dispositivos</text:span></text:p>
      <text:p text:style-name="P12"><text:span text:style-name="T4"/></text:p>
      <text:p text:style-name="P12"><text:span text:style-name="T4">IP 192.168.100.0 RED</text:span></text:p>
      <text:p text:style-name="P12"><text:span text:style-name="T4">Mascara 255.255.255.0</text:span></text:p>
      <text:p text:style-name="P12"><text:span text:style-name="T4"/></text:p>
      <text:p text:style-name="P12"><text:span text:style-name="T4">192.168.100.1 <text:s/>1er direccion disponible para host</text:span></text:p>
      <text:p text:style-name="P12"><text:span text:style-name="T4">192.168.100.254 Ultima direccion de IP disponible para host</text:span></text:p>
      <text:p text:style-name="P12"><text:span text:style-name="T4">192.168.100.255 ip de broadcast</text:span></text:p>
      <text:p text:style-name="P12"><text:span text:style-name="T4"/></text:p>
      <text:p text:style-name="P13"><text:span text:style-name="T4">Ejercicio 1</text:span></text:p>
      <text:p text:style-name="P13"><text:span text:style-name="T4">Cuantas IP disponibles para host hay en una </text:span></text:p>
      <text:p text:style-name="P13"><text:span text:style-name="T4">red: 172.16.1.0</text:span></text:p>
      <text:p text:style-name="P13"><text:span text:style-name="T4">mascara 255.255.254.0</text:span></text:p>
      <text:p text:style-name="P13"><text:span text:style-name="T4"/></text:p>
      <text:p text:style-name="P14"><text:span text:style-name="T4">2⁹ = 510</text:span></text:p>
      <text:p text:style-name="P14"><text:span text:style-name="T4">1er disp. 172.16.1.1</text:span></text:p>
      <text:p text:style-name="P14"><text:span text:style-name="T4">172.16.2.0</text:span></text:p>
      <text:p text:style-name="P14"><text:span text:style-name="T4">ultimo host 172.16.2.254</text:span></text:p>
      <text:p text:style-name="P14"><text:span text:style-name="T4">broadcast 172.16.2.255</text:span>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3T17:53:03.373484888</meta:creation-date>
    <dc:date>2022-03-23T20:48:32.726416879</dc:date>
    <meta:editing-duration>PT37M9S</meta:editing-duration>
    <meta:editing-cycles>12</meta:editing-cycles>
    <meta:generator>LibreOffice/7.3.1.3$Linux_X86_64 LibreOffice_project/30$Build-3</meta:generator>
    <meta:document-statistic meta:table-count="0" meta:image-count="0" meta:object-count="0" meta:page-count="1" meta:paragraph-count="21" meta:word-count="181" meta:character-count="1158" meta:non-whitespace-character-count="996"/>
  </office:meta>
</office:document-meta>
</file>